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FD06342946DEDA2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padding="0.097cm" fo:border="0.05pt solid #000000"/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5.7cm" style:rel-column-width="65535*"/>
    </style:style>
    <style:style style:name="Tabla6.A1" style:family="table-cell">
      <style:table-cell-properties fo:padding="0.097cm" fo:border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5.7cm" style:rel-column-width="65535*"/>
    </style:style>
    <style:style style:name="Tabla5.A1" style:family="table-cell">
      <style:table-cell-properties fo:padding="0.097cm" fo:border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="0.05pt solid #000000"/>
    </style:style>
    <style:style style:name="Tabla7" style:family="table">
      <style:table-properties style:width="25.7cm" table:align="margins"/>
    </style:style>
    <style:style style:name="Tabla7.A" style:family="table-column">
      <style:table-column-properties style:column-width="25.7cm" style:rel-column-width="65535*"/>
    </style:style>
    <style:style style:name="Tabla7.A1" style:family="table-cell">
      <style:table-cell-properties fo:padding="0.097cm" fo:border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5.7cm" style:rel-column-width="65535*"/>
    </style:style>
    <style:style style:name="Tabla4.A1" style:family="table-cell">
      <style:table-cell-properties fo:padding="0.097cm" fo:border="0.05pt solid #000000"/>
    </style:style>
    <style:style style:name="Tabla8" style:family="table">
      <style:table-properties style:width="25.7cm" table:align="margins"/>
    </style:style>
    <style:style style:name="Tabla8.A" style:family="table-column">
      <style:table-column-properties style:column-width="25.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25.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bccdd" style:font-weight-asian="normal" style:font-weight-complex="normal"/>
    </style:style>
    <style:style style:name="P4" style:family="paragraph" style:parent-style-name="Text_20_body">
      <style:text-properties fo:font-weight="normal" officeooo:paragraph-rsid="008a0a11" style:font-weight-asian="normal" style:font-weight-complex="normal"/>
    </style:style>
    <style:style style:name="P5" style:family="paragraph" style:parent-style-name="Text_20_body">
      <style:text-properties fo:font-weight="normal" officeooo:paragraph-rsid="008d3e6f" style:font-weight-asian="normal" style:font-weight-complex="normal"/>
    </style:style>
    <style:style style:name="P6" style:family="paragraph" style:parent-style-name="Text_20_body">
      <style:text-properties fo:font-weight="normal" officeooo:rsid="008d3e6f" officeooo:paragraph-rsid="008d3e6f" style:font-weight-asian="normal" style:font-weight-complex="normal"/>
    </style:style>
    <style:style style:name="P7" style:family="paragraph" style:parent-style-name="Text_20_body">
      <style:text-properties fo:font-weight="normal" officeooo:paragraph-rsid="008e2c37" style:font-weight-asian="normal" style:font-weight-complex="normal"/>
    </style:style>
    <style:style style:name="P8" style:family="paragraph" style:parent-style-name="Text_20_body">
      <style:text-properties fo:font-weight="normal" officeooo:rsid="0092ec1a" officeooo:paragraph-rsid="0092ec1a" style:font-weight-asian="normal" style:font-weight-complex="normal"/>
    </style:style>
    <style:style style:name="P9" style:family="paragraph" style:parent-style-name="Text_20_body">
      <style:text-properties fo:font-weight="normal" officeooo:rsid="0092ec1a" officeooo:paragraph-rsid="0093890f" style:font-weight-asian="normal" style:font-weight-complex="normal"/>
    </style:style>
    <style:style style:name="P10" style:family="paragraph" style:parent-style-name="Text_20_body">
      <style:text-properties fo:color="#008000" style:font-name="Arial" fo:font-size="11pt" fo:font-weight="bold" officeooo:rsid="006feec1" officeooo:paragraph-rsid="00740122" style:font-size-asian="10.5pt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12" style:family="paragraph" style:parent-style-name="Table_20_Contents">
      <style:paragraph-properties fo:text-align="start" style:justify-single-word="false"/>
      <style:text-properties fo:color="#333366" officeooo:rsid="008a0a11" officeooo:paragraph-rsid="008bccdd"/>
    </style:style>
    <style:style style:name="P13" style:family="paragraph" style:parent-style-name="Table_20_Contents">
      <style:paragraph-properties fo:text-align="start" style:justify-single-word="false"/>
      <style:text-properties fo:color="#333366" officeooo:rsid="008a0a11" officeooo:paragraph-rsid="008d3e6f"/>
    </style:style>
    <style:style style:name="P14" style:family="paragraph" style:parent-style-name="Table_20_Contents">
      <style:paragraph-properties fo:text-align="start" style:justify-single-word="false"/>
      <style:text-properties fo:color="#333366" officeooo:rsid="008a0a11" officeooo:paragraph-rsid="008e2c37"/>
    </style:style>
    <style:style style:name="P15" style:family="paragraph" style:parent-style-name="Table_20_Contents">
      <style:paragraph-properties fo:text-align="start" style:justify-single-word="false"/>
      <style:text-properties fo:color="#333366" officeooo:rsid="008a0a11" officeooo:paragraph-rsid="0092ec1a"/>
    </style:style>
    <style:style style:name="P16" style:family="paragraph" style:parent-style-name="Text_20_body">
      <style:paragraph-properties fo:margin-top="0cm" fo:margin-bottom="0cm" loext:contextual-spacing="false" fo:padding="0cm" fo:border="none"/>
      <style:text-properties officeooo:paragraph-rsid="008bccdd"/>
    </style:style>
    <style:style style:name="P17" style:family="paragraph" style:parent-style-name="Text_20_body">
      <style:paragraph-properties fo:margin-top="0cm" fo:margin-bottom="0cm" loext:contextual-spacing="false" fo:padding="0cm" fo:border="none"/>
      <style:text-properties officeooo:paragraph-rsid="008f5b2e"/>
    </style:style>
    <style:style style:name="P18" style:family="paragraph" style:parent-style-name="Text_20_body">
      <style:paragraph-properties fo:margin-top="0cm" fo:margin-bottom="0cm" loext:contextual-spacing="false" fo:padding="0cm" fo:border="none"/>
      <style:text-properties officeooo:paragraph-rsid="00914daa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2" style:family="paragraph" style:parent-style-name="Text_20_body" style:list-style-name="">
      <style:paragraph-properties fo:margin-top="0cm" fo:margin-bottom="0.212cm" loext:contextual-spacing="false"/>
      <style:text-properties officeooo:rsid="00740122"/>
    </style:style>
    <style:style style:name="P23" style:family="paragraph" style:parent-style-name="Text_20_body" style:list-style-name="">
      <style:paragraph-properties fo:margin-top="0cm" fo:margin-bottom="0.212cm" loext:contextual-spacing="false" fo:break-before="page"/>
      <style:text-properties officeooo:rsid="00740122"/>
    </style:style>
    <style:style style:name="P24" style:family="paragraph" style:parent-style-name="Text_20_body" style:list-style-name="L1">
      <style:text-properties officeooo:paragraph-rsid="0093890f"/>
    </style:style>
    <style:style style:name="P25" style:family="paragraph" style:parent-style-name="Text_20_body">
      <style:text-properties fo:font-weight="normal" officeooo:rsid="008bccdd" officeooo:paragraph-rsid="0093890f" style:font-weight-asian="normal" style:font-weight-complex="normal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8" style:family="paragraph" style:parent-style-name="Heading_20_1">
      <style:paragraph-properties fo:text-align="center" style:justify-single-word="false"/>
      <style:text-properties officeooo:rsid="008a0a11" officeooo:paragraph-rsid="008a0a11"/>
    </style:style>
    <style:style style:name="P29" style:family="paragraph" style:parent-style-name="Heading_20_2" style:list-style-name="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85a5b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fo:font-weight="bold" officeooo:rsid="0094197e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10" style:family="text">
      <style:text-properties style:font-name="Arial1" fo:font-size="20pt" fo:font-weight="bold" style:font-size-asian="20pt" style:font-weight-asian="bold" style:font-size-complex="20pt"/>
    </style:style>
    <style:style style:name="T11" style:family="text">
      <style:text-properties officeooo:rsid="0073d64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93890f" style:font-weight-asian="normal" style:font-weight-complex="normal"/>
    </style:style>
    <style:style style:name="T14" style:family="text">
      <style:text-properties fo:font-weight="normal" officeooo:rsid="0092ec1a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d3e6f" style:font-weight-asian="bold" style:font-weight-complex="bold"/>
    </style:style>
    <style:style style:name="T17" style:family="text">
      <style:text-properties officeooo:rsid="0085a5b3"/>
    </style:style>
    <style:style style:name="T18" style:family="text">
      <style:text-properties officeooo:rsid="008a0a11"/>
    </style:style>
    <style:style style:name="T19" style:family="text">
      <style:text-properties style:font-name="courier new" fo:font-size="12pt"/>
    </style:style>
    <style:style style:name="T20" style:family="text">
      <style:text-properties style:font-name="courier new" fo:font-size="12pt" fo:font-weight="normal" style:font-weight-asian="normal" style:font-weight-complex="normal"/>
    </style:style>
    <style:style style:name="T21" style:family="text">
      <style:text-properties style:font-name="courier new" fo:font-size="12pt" fo:font-weight="normal" officeooo:rsid="008bccdd" style:font-weight-asian="normal" style:font-weight-complex="normal"/>
    </style:style>
    <style:style style:name="T22" style:family="text">
      <style:text-properties style:font-name="courier new" fo:font-size="12pt" fo:font-weight="normal" officeooo:rsid="008d3e6f" style:font-weight-asian="normal" style:font-weight-complex="normal"/>
    </style:style>
    <style:style style:name="T23" style:family="text">
      <style:text-properties style:font-name="courier new" fo:font-size="12pt" fo:font-weight="normal" officeooo:rsid="008f5b2e" style:font-weight-asian="normal" style:font-weight-complex="normal"/>
    </style:style>
    <style:style style:name="T24" style:family="text">
      <style:text-properties style:font-name="courier new" fo:font-size="12pt" fo:font-weight="normal" officeooo:rsid="00914daa" style:font-weight-asian="normal" style:font-weight-complex="normal"/>
    </style:style>
    <style:style style:name="T25" style:family="text">
      <style:text-properties style:font-name="courier new" fo:font-size="12pt" fo:font-weight="normal" officeooo:rsid="0092ec1a" style:font-weight-asian="normal" style:font-weight-complex="normal"/>
    </style:style>
    <style:style style:name="T2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use-window-font-color="true" fo:font-size="12pt" style:font-size-asian="12pt" style:font-size-complex="12pt"/>
    </style:style>
    <style:style style:name="T2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29" style:family="text">
      <style:text-properties officeooo:rsid="008bccdd"/>
    </style:style>
    <style:style style:name="T30" style:family="text">
      <style:text-properties officeooo:rsid="008d3e6f"/>
    </style:style>
    <style:style style:name="T31" style:family="text">
      <style:text-properties officeooo:rsid="0092ec1a"/>
    </style:style>
    <style:style style:name="T32" style:family="text">
      <style:text-properties officeooo:rsid="0093890f"/>
    </style:style>
    <style:style style:name="T33" style:family="text">
      <style:text-properties officeooo:rsid="0094197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DE. IES Haría</text:p>
      <text:p text:style-name="P1"><text:span text:style-name="T10">UT</text:span><text:span text:style-name="T11">6</text:span><text:span text:style-name="T10">. Actividad </text:span><text:span text:style-name="T33">3</text:span></text:p>
      <text:h text:style-name="P26" text:outline-level="1"/>
      <text:h text:style-name="P26" text:outline-level="1"/>
      <text:h text:style-name="P26" text:outline-level="1"/>
      <text:h text:style-name="P27" text:outline-level="1"><text:span text:style-name="T18">Supesto p</text:span>ráctic<text:span text:style-name="T18">o</text:span></text:h>
      <text:h text:style-name="P28" text:outline-level="1">netstat</text:h>
      <text:h text:style-name="P29" text:outline-level="2"/>
      <text:h text:style-name="P21" text:outline-level="2"/>
      <text:h text:style-name="P22" text:outline-level="2"/>
      <text:h text:style-name="P23" text:outline-level="2"/>
      <text:p text:style-name="P10"><text:span text:style-name="T26">Si el resultado de ejecutar el comando </text:span><text:span text:style-name="T27">netstat</text:span><text:span text:style-name="T26"> en un </text:span><text:span text:style-name="Strong_20_Emphasis"><text:span text:style-name="T28">equipo remoto</text:span></text:span><text:span text:style-name="T27"> de mi red local</text:span><text:span text:style-name="T26"> es el siguiente:</text:span></text:p>
      <text:p text:style-name="P18"><text:span text:style-name="T19">Conexiones activas de Internet (servidores y establecidos)</text:span><text:line-break/><text:span text:style-name="T19">Proto <text:s/>Recib Enviad Dirección local <text:s text:c="8"/>Dirección remota <text:s text:c="7"/>Estado <text:s text:c="5"/>PID/Program name</text:span><text:line-break/><text:span text:style-name="T20">tcp <text:s text:c="7"/>0 <text:s text:c="5"/>0 0.0.0.0:139 <text:s text:c="12"/>0.0.0.0:* <text:s text:c="14"/>ESCUCHAR <text:s text:c="3"/>853/smbd <text:s text:c="7"/></text:span><text:span text:style-name="T12"><text:line-break/></text:span><text:span text:style-name="T20">tcp <text:s text:c="7"/>0 <text:s text:c="5"/>0 127.0.</text:span><text:span text:style-name="T21">0</text:span><text:span text:style-name="T20">.1:53 <text:s text:c="11"/>0.0.0.0:* <text:s text:c="14"/>ESCUCHAR <text:s text:c="3"/>1961/dnsmasq <text:s text:c="3"/></text:span><text:span text:style-name="T12"><text:line-break/></text:span><text:span text:style-name="T20">tcp <text:s text:c="7"/>0 <text:s text:c="5"/>0 0.0.0.0:80 <text:s text:c="13"/>0.0.0.0:* <text:s text:c="14"/>ESCUCHAR <text:s text:c="3"/>1316/apache <text:s text:c="3"/></text:span><text:span text:style-name="T12"><text:line-break/></text:span><text:span text:style-name="T20">tcp <text:s text:c="7"/>0 <text:s text:c="5"/>0 0.0.0.0:22 <text:s text:c="13"/>0.0.0.0:* <text:s text:c="14"/>ESCUCHAR <text:s text:c="3"/>559/sshd</text:span></text:p>
      <text:p text:style-name="P18"><text:span text:style-name="T20">tcp <text:s text:c="7"/>0 <text:s text:c="5"/>0 </text:span><text:span text:style-name="T25">192.168.10.1</text:span><text:span text:style-name="T20">:</text:span><text:span text:style-name="T24">25 </text:span><text:span text:style-name="T20"><text:s text:c="8"/>0.0.0.0:* <text:s text:c="14"/>ESCUCHAR <text:s text:c="3"/></text:span><text:span text:style-name="T24">666</text:span><text:span text:style-name="T20">/</text:span><text:span text:style-name="T24">postfix</text:span><text:span text:style-name="T20"> <text:s text:c="7"/></text:span><text:span text:style-name="T12"><text:line-break/></text:span><text:span text:style-name="T20">tcp <text:s text:c="7"/>0 <text:s text:c="5"/>0 127.0.0.1:631 <text:s text:c="10"/>0.0.0.0:* <text:s text:c="14"/>ESCUCHAR <text:s text:c="3"/>728/cupsd <text:s text:c="6"/></text:span><text:span text:style-name="T12"><text:line-break/></text:span><text:span text:style-name="T20">tcp <text:s text:c="7"/>0 <text:s text:c="5"/>0 0.0.0.0:445 <text:s text:c="12"/>0.0.0.0:* <text:s text:c="14"/>ESCUCHAR <text:s text:c="3"/>853/smbd <text:s text:c="7"/></text:span><text:span text:style-name="T12"><text:line-break/></text:span><text:span text:style-name="T20">tcp <text:s text:c="7"/>0 <text:s text:c="5"/>0 172.16.20.1:50651 <text:s text:c="6"/>91.189.89.76:443 <text:s text:c="7"/>ESTABLECIDO 2994/python <text:s text:c="4"/></text:span><text:span text:style-name="T12"><text:line-break/></text:span><text:span text:style-name="T20">tcp <text:s text:c="7"/>0 <text:s text:c="5"/>0 172.16.20.1:80 <text:s text:c="9"/>172.16.0.1:45073 <text:s text:c="7"/>ESTABLECIDO 2566/apache2</text:span></text:p>
      <text:p text:style-name="P17"><text:span text:style-name="T20">tcp <text:s text:c="7"/>0 <text:s text:c="5"/>0 1</text:span><text:span text:style-name="T22">9</text:span><text:span text:style-name="T20">2.16</text:span><text:span text:style-name="T22">8</text:span><text:span text:style-name="T20">.</text:span><text:span text:style-name="T22">1</text:span><text:span text:style-name="T20">0.</text:span><text:span text:style-name="T22">1</text:span><text:span text:style-name="T20">:</text:span><text:span text:style-name="T23">22</text:span><text:span text:style-name="T20"> <text:s text:c="8"/>1</text:span><text:span text:style-name="T22">9</text:span><text:span text:style-name="T20">2.16</text:span><text:span text:style-name="T22">8</text:span><text:span text:style-name="T20">.</text:span><text:span text:style-name="T22">1</text:span><text:span text:style-name="T20">0.</text:span><text:span text:style-name="T22">1</text:span><text:span text:style-name="T20">:4</text:span><text:span text:style-name="T23">8</text:span><text:span text:style-name="T20">0</text:span><text:span text:style-name="T23">65</text:span><text:span text:style-name="T20"> <text:s text:c="5"/>ESTABLECIDO 2</text:span><text:span text:style-name="T23">777</text:span><text:span text:style-name="T20">/</text:span><text:span text:style-name="T23">sshd</text:span><text:span text:style-name="T20"> <text:s text:c="2"/></text:span><text:span text:style-name="T12"><text:line-break/></text:span><text:span text:style-name="T20">tcp <text:s text:c="7"/>0 <text:s text:c="5"/>0 172.16.20.1:51495 <text:s text:c="6"/>108.160.162.116:80 <text:s text:c="5"/>ESTABLECIDO 2598/dropbox <text:s text:c="3"/></text:span><text:span text:style-name="T12"><text:line-break/></text:span><text:span text:style-name="T20">tcp6 <text:s text:c="6"/>0 <text:s text:c="5"/>0 :::139 <text:s text:c="17"/>:::* <text:s text:c="19"/>ESCUCHAR <text:s text:c="3"/>853/smbd <text:s text:c="7"/></text:span><text:span text:style-name="T12"><text:line-break/></text:span><text:span text:style-name="T20">tcp6 <text:s text:c="6"/>0 <text:s text:c="5"/>0 :::80 <text:s text:c="18"/>:::* <text:s text:c="19"/>ESCUCHAR <text:s text:c="3"/>1491/apache2 <text:s text:c="3"/></text:span><text:span text:style-name="T12"><text:line-break/></text:span><text:span text:style-name="T20">tcp6 <text:s text:c="6"/>0 <text:s text:c="5"/>0 :::22 <text:s text:c="18"/>:::* <text:s text:c="19"/>ESCUCHAR <text:s text:c="3"/>559/sshd <text:s text:c="7"/></text:span><text:span text:style-name="T12"><text:line-break/></text:span><text:span text:style-name="T20">tcp6 <text:s text:c="6"/>0 <text:s text:c="5"/>0 ::1:631 <text:s text:c="16"/>:::* <text:s text:c="19"/>ESCUCHAR <text:s text:c="3"/>728/cupsd <text:s text:c="6"/></text:span><text:span text:style-name="T12"><text:line-break/></text:span><text:span text:style-name="T20">tcp6 <text:s text:c="6"/>0 <text:s text:c="5"/>0 :::445 <text:s text:c="17"/>:::* <text:s text:c="19"/>ESCUCHAR <text:s text:c="3"/>853/smbd <text:s text:c="7"/></text:span><text:span text:style-name="T12"><text:line-break/></text:span><text:span text:style-name="T20">udp <text:s text:c="7"/>0 <text:s text:c="5"/>0 127.0.1.1:53 <text:s text:c="11"/>0.0.0.0:* <text:s text:c="26"/>1961/dnsmasq</text:span></text:p>
      <text:p text:style-name="P16"><text:span text:style-name="T20">udp <text:s text:c="7"/>0 <text:s text:c="5"/>0 1</text:span><text:span text:style-name="T22">9</text:span><text:span text:style-name="T20">2.16</text:span><text:span text:style-name="T22">8</text:span><text:span text:style-name="T20">.</text:span><text:span text:style-name="T22">1</text:span><text:span text:style-name="T20">0.</text:span><text:span text:style-name="T22">1</text:span><text:span text:style-name="T20">:</text:span><text:span text:style-name="T21">67</text:span><text:span text:style-name="T20"> <text:s text:c="8"/>0.0.0.0:* <text:s text:c="26"/>2</text:span><text:span text:style-name="T21">954</text:span><text:span text:style-name="T20">/</text:span><text:span text:style-name="T21">dhcpd</text:span><text:span text:style-name="T20"> <text:s text:c="3"/></text:span><text:span text:style-name="T12"><text:line-break/></text:span><text:span text:style-name="T20">udp <text:s text:c="7"/>0 <text:s text:c="5"/>0 172.16.20.1:123 <text:s text:c="8"/>0.0.0.0:* <text:s text:c="26"/>2828/ntpd <text:s text:c="6"/></text:span><text:span text:style-name="T12"><text:line-break/></text:span><text:span text:style-name="T20">udp <text:s text:c="7"/>0 <text:s text:c="5"/>0 127.0.0.1:123 <text:s text:c="10"/>0.0.0.0:* <text:s text:c="26"/>2828/ntpd <text:s text:c="6"/></text:span><text:span text:style-name="T12"><text:line-break/></text:span><text:span text:style-name="T20">udp <text:s text:c="7"/>0 <text:s text:c="5"/>0 0.0.0.0:123 <text:s text:c="12"/>0.0.0.0:* <text:s text:c="26"/>2828/ntpd <text:s text:c="6"/></text:span><text:span text:style-name="T12"><text:line-break/></text:span><text:span text:style-name="T20">udp <text:s text:c="7"/>0 <text:s text:c="5"/>0 172.16.255.255:137 <text:s text:c="5"/>0.0.0.0:* <text:s text:c="26"/>2398/nmbd <text:s text:c="6"/></text:span><text:span text:style-name="T12"><text:line-break/><text:line-break/> </text:span></text:p>
      <text:p text:style-name="P2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/>
          </table:table-cell>
        </table:table-row>
      </table:table>
      <text:p text:style-name="P2"/>
      <text:p text:style-name="P5"><text:soft-page-break/>2) ¿<text:span text:style-name="T30">Cuántas tarjetas de red físicas tiene el equipo remoto</text:span>?<text:span text:style-name="T30">¿Cuáles son sus direcciones IP?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3"/>
          </table:table-cell>
        </table:table-row>
      </table:table>
      <text:p text:style-name="P5"/>
      <text:p text:style-name="P3"><text:span text:style-name="T31">3</text:span>) ¿Hay algún equipo accediendo a algún servicio del equipo remoto?. En caso de que la respuesta sea afirmativa ¿A que servicio <text:span text:style-name="T29">o servicios</text:span> está accediendo?<text:span text:style-name="T29">Inserta también la línea o líneas de las que extraes la información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/>
          </table:table-cell>
        </table:table-row>
      </table:table>
      <text:p text:style-name="P4"/>
      <text:p text:style-name="P3"><text:span text:style-name="T31">4</text:span>) ¿<text:span text:style-name="T29">Está el</text:span> equipo accediendo a algún servicio remoto?. En caso de que la respuesta sea afirmativa ¿A que servicio <text:span text:style-name="T29">o servicios</text:span> está accediendo?<text:span text:style-name="T29">Inserta también la línea o líneas de las que extraes la información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2"/>
          </table:table-cell>
        </table:table-row>
      </table:table>
      <text:p text:style-name="P3"/>
      <text:p text:style-name="P7"><text:span text:style-name="T31">5</text:span>) ¿Puedo acceder desde mi equipo al servicio que ejecuta el proceso <text:span text:style-name="T15">dnsmasq</text:span> del equipo remoto?¿Por qué? <text:span text:style-name="T29">Inserta también la línea o líneas de las que extraes la información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4"/>
          </table:table-cell>
        </table:table-row>
      </table:table>
      <text:p text:style-name="P7"/>
      <text:p text:style-name="P6"><text:span text:style-name="T31">6</text:span>) ¿Qué servicios del equipo pueden ser accedidos de forma externa utilizando el protocolo UDP? Inserta el puerto por el que pueden ser accedidos y el nombre del proceso. <text:span text:style-name="T29">Inserta también la línea o líneas de las que extraes la información.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3"/>
          </table:table-cell>
        </table:table-row>
      </table:table>
      <text:p text:style-name="P6"/>
      <text:p text:style-name="P3"><text:span text:style-name="T31">7</text:span>) ¿Puedo acceder por ssh utilizando la versión 6 del protocolo TCP/IP?¿Por qué? <text:span text:style-name="T29">Inserta también la línea o líneas de las que extraes la información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1"/>
          </table:table-cell>
        </table:table-row>
      </table:table>
      <text:p text:style-name="P4"/>
      <text:p text:style-name="P5"><text:span text:style-name="T31">8</text:span>) ¿Puedo acceder <text:span text:style-name="T30">al servidor de impresión </text:span><text:span text:style-name="T16">cupsd</text:span> utilizando la versión 6 del protocolo TCP/IP?¿Por qué? <text:span text:style-name="T29">Inserta también la línea o líneas de las que extraes la información.</text:span>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13"/>
          </table:table-cell>
        </table:table-row>
      </table:table>
      <text:p text:style-name="P5"/>
      <text:p text:style-name="P9">9. ¿Cuál es el único servicio <text:span text:style-name="T32">qué cumple las siguientes condiciones?</text:span></text:p>
      <text:list xml:id="list7673483520670655153" text:style-name="L1">
        <text:list-item>
          <text:p text:style-name="P24"><text:span text:style-name="T13">P</text:span><text:span text:style-name="T14">uede ser accedido externamente</text:span></text:p>
        </text:list-item>
        <text:list-item>
          <text:p text:style-name="P24"><text:span text:style-name="T13">S</text:span><text:span text:style-name="T14">ólo </text:span><text:span text:style-name="T13">por </text:span><text:span text:style-name="T14">una de las tarjetas de red del </text:span><text:span text:style-name="T13">mismo</text:span></text:p>
        </text:list-item>
        <text:list-item>
          <text:p text:style-name="P24"><text:span text:style-name="T13">U</text:span><text:span text:style-name="T14">tilizando el protocolo TCP</text:span></text:p>
        </text:list-item>
      </text:list>
      <text:p text:style-name="P25">Inserta también la línea o líneas de las que extraes la información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4197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3</text:span><text:span text:style-name="MT4">. </text:span><text:span text:style-name="MT5">Supuesto p</text:span><text:span text:style-name="MT6">ráctic</text:span><text:span text:style-name="MT5">o</text:span><text:span text:style-name="MT6">. </text:span><text:span text:style-name="MT5">netstat</text:span><text:span text:style-name="MT7"><text:tab/></text:span><text:span text:style-name="MT8"><text:tab/><text:tab/><text:tab/><text:tab/><text:tab/><text:tab/></text:span><text:span text:style-name="MT8"><draw:frame draw:style-name="Mfr1" draw:name="gráficos7" text:anchor-type="as-char" svg:width="2.335cm" svg:height="0.818cm" draw:z-index="3"><draw:image xlink:href="Pictures/10000201000001930000008DFD06342946DEDA2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3-16T10:51:35.681952381</dc:date>
    <meta:editing-duration>PT18H29M3S</meta:editing-duration>
    <meta:editing-cycles>105</meta:editing-cycles>
    <meta:generator>LibreOffice/5.1.6.2$Linux_X86_64 LibreOffice_project/10m0$Build-2</meta:generator>
    <meta:document-statistic meta:table-count="9" meta:image-count="1" meta:object-count="0" meta:page-count="4" meta:paragraph-count="23" meta:word-count="461" meta:character-count="4035" meta:non-whitespace-character-count="2535"/>
  </office:meta>
</office:document-meta>
</file>